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fo:font-size="28pt" officeooo:rsid="00092bda" officeooo:paragraph-rsid="00092bda" style:font-size-asian="28pt" style:font-size-complex="28pt"/>
    </style:style>
    <style:style style:name="P2" style:family="paragraph" style:parent-style-name="Standard">
      <style:text-properties style:font-name="Roboto" fo:font-size="12pt" officeooo:rsid="00092bda" officeooo:paragraph-rsid="00092bda" style:font-size-asian="10.5pt" style:font-size-complex="12pt"/>
    </style:style>
    <style:style style:name="P3" style:family="paragraph" style:parent-style-name="Standard">
      <style:text-properties style:font-name="Roboto" fo:font-size="12pt" officeooo:rsid="000a9730" officeooo:paragraph-rsid="000a9730" style:font-size-asian="10.5pt" style:font-size-complex="12pt"/>
    </style:style>
    <style:style style:name="P4" style:family="paragraph" style:parent-style-name="Standard">
      <style:text-properties style:font-name="Roboto" fo:font-size="16pt" officeooo:rsid="00092bda" officeooo:paragraph-rsid="00092bda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800080" loext:opacity="100%"/>
    </style:style>
    <style:style style:name="T5" style:family="text">
      <style:text-properties fo:color="#800080" loext:opacity="100%" fo:background-color="transparent" loext:char-shading-value="0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style:text-position="super 58%"/>
    </style:style>
    <style:style style:name="T10" style:family="text">
      <style:text-properties fo:color="#666666" loext:opacity="100%" style:text-position="super 58%" fo:font-size="9pt" style:font-size-asian="9pt" style:font-size-complex="9pt"/>
    </style:style>
    <style:style style:name="T11" style:family="text">
      <style:text-properties fo:color="#666666" loext:opacity="100%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(React Crud Todolist App)</text:p>
      <text:p text:style-name="P4"><text:span text:style-name="T4">Author</text:span>:Chishibekabwe7 <text:span text:style-name="T5">@GitHub</text:span></text:p>
      <text:p text:style-name="P4"/>
      <text:p text:style-name="P2">Step 1: Run npx create react app.</text:p>
      <text:p text:style-name="P2">Step 2: Import necessary css files.</text:p>
      <text:p text:style-name="P2">Step 3: Declare todo list with a state.</text:p>
      <text:p text:style-name="P2">Step 4: Declare add Task state.</text:p>
      <text:p text:style-name="P2">Step 5: Declare input bar.</text:p>
      <text:p text:style-name="P2">Step 6: Add task button.</text:p>
      <text:p text:style-name="P2">Step 7: Declare onchange function and add the search effect.</text:p>
      <text:p text:style-name="P2">Step 8: Output the list items with a div tag and map function.</text:p>
      <text:p text:style-name="P2">Step 9: Declare delete button.</text:p>
      <text:p text:style-name="P2">Step 10: Declare delete function and add it to your delete button.</text:p>
      <text:p text:style-name="P2">Step 11:Decorate the todolist however you want with CSS.</text:p>
      <text:p text:style-name="P2"/>
      <text:p text:style-name="P3"><text:s text:c="71"/><text:span text:style-name="T11"><text:s text:c="2"/>Created on Tuesday 21</text:span><text:span text:style-name="T10">st</text:span><text:span text:style-name="T11"> November 2023 14:28 P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16:51.142122369</meta:creation-date>
    <dc:date>2023-11-21T14:32:12.888126159</dc:date>
    <meta:editing-duration>PT5M11S</meta:editing-duration>
    <meta:editing-cycles>1</meta:editing-cycles>
    <meta:document-statistic meta:table-count="0" meta:image-count="0" meta:object-count="0" meta:page-count="1" meta:paragraph-count="14" meta:word-count="101" meta:character-count="645" meta:non-whitespace-character-count="485"/>
    <meta:generator>LibreOffice/7.3.7.2$Linux_X86_64 LibreOffice_project/30$Build-2</meta:generator>
  </office:meta>
</office:document-meta>
</file>